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4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7.57mm" fo:break-before="auto" style:use-optimal-row-height="false"/>
    </style:style>
    <style:style style:name="ro3" style:family="table-row">
      <style:table-row-properties style:row-height="96.3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end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 style:data-style-name="N3">
      <style:table-cell-properties fo:background-color="#fff200"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L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>
        <table:iteration table:steps="1000"/>
      </table:calculation-settings>
      <table:table table:name="Blatt 3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Stat. A10 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/>
          <table:table-cell table:style-name="ce15" office:value-type="string" calcext:value-type="string" table:number-columns-spanned="2" table:number-rows-spanned="1">
            <text:p>Validierung</text:p>
          </table:table-cell>
          <table:covered-table-cell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6" table:formula="of:=SUM([.B2:.E2])" office:value-type="float" office:value="9" calcext:value-type="float">
            <text:p>9</text:p>
          </table:table-cell>
          <table:table-cell table:style-name="ce6" table:formula="of:=9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B2]*8+[.C2]*8+[.D2]*8" office:value-type="float" office:value="72" calcext:value-type="float">
            <text:p>72</text:p>
          </table:table-cell>
          <table:table-cell table:style-name="ce6" table:formula="of:=[.B2]*1" office:value-type="float" office:value="8" calcext:value-type="float">
            <text:p>8</text:p>
          </table:table-cell>
          <table:table-cell table:style-name="ce6" table:formula="of:=[.C2]" office:value-type="float" office:value="1" calcext:value-type="float">
            <text:p>1</text:p>
          </table:table-cell>
          <table:table-cell table:style-name="ce6" table:formula="of:=[.D2]+9*[.E2]" office:value-type="float" office:value="0" calcext:value-type="float">
            <text:p>0</text:p>
          </table:table-cell>
          <table:table-cell table:style-name="ce6"/>
          <table:table-cell table:style-name="ce6" table:formula="of:=SUM([.B3:.E3])" office:value-type="float" office:value="81" calcext:value-type="float">
            <text:p>81</text:p>
          </table:table-cell>
          <table:table-cell table:style-name="ce6" table:formula="of:=[.H2]*9"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B3]*8+[.C3]*8+[.D3]*8" office:value-type="float" office:value="648" calcext:value-type="float">
            <text:p>648</text:p>
          </table:table-cell>
          <table:table-cell table:style-name="ce6" table:formula="of:=[.B3]*1" office:value-type="float" office:value="72" calcext:value-type="float">
            <text:p>72</text:p>
          </table:table-cell>
          <table:table-cell table:style-name="ce6" table:formula="of:=[.C3]" office:value-type="float" office:value="8" calcext:value-type="float">
            <text:p>8</text:p>
          </table:table-cell>
          <table:table-cell table:style-name="ce6" table:formula="of:=[.D3]+9*[.E3]" office:value-type="float" office:value="1" calcext:value-type="float">
            <text:p>1</text:p>
          </table:table-cell>
          <table:table-cell table:style-name="ce6"/>
          <table:table-cell table:style-name="ce6" table:formula="of:=SUM([.B4:.E4])" office:value-type="float" office:value="729" calcext:value-type="float">
            <text:p>729</text:p>
          </table:table-cell>
          <table:table-cell table:style-name="ce6" table:formula="of:=[.H3]*9" office:value-type="float" office:value="729" calcext:value-type="float">
            <text:p>72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B4]*8+[.C4]*8+[.D4]*8" office:value-type="float" office:value="5824" calcext:value-type="float">
            <text:p>5.824</text:p>
          </table:table-cell>
          <table:table-cell table:style-name="ce6" table:formula="of:=[.B4]*1" office:value-type="float" office:value="648" calcext:value-type="float">
            <text:p>648</text:p>
          </table:table-cell>
          <table:table-cell table:style-name="ce6" table:formula="of:=[.C4]" office:value-type="float" office:value="72" calcext:value-type="float">
            <text:p>72</text:p>
          </table:table-cell>
          <table:table-cell table:style-name="ce6" table:formula="of:=[.D4]+9*[.E4]" office:value-type="float" office:value="17" calcext:value-type="float">
            <text:p>17</text:p>
          </table:table-cell>
          <table:table-cell table:style-name="ce6"/>
          <table:table-cell table:style-name="ce6" table:formula="of:=SUM([.B5:.E5])" office:value-type="float" office:value="6561" calcext:value-type="float">
            <text:p>6.561</text:p>
          </table:table-cell>
          <table:table-cell table:style-name="ce6" table:formula="of:=[.H4]*9" office:value-type="float" office:value="6561" calcext:value-type="float">
            <text:p>6.56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B5]*8+[.C5]*8+[.D5]*8" office:value-type="float" office:value="52352" calcext:value-type="float">
            <text:p>52.352</text:p>
          </table:table-cell>
          <table:table-cell table:style-name="ce6" table:formula="of:=[.B5]*1" office:value-type="float" office:value="5824" calcext:value-type="float">
            <text:p>5.824</text:p>
          </table:table-cell>
          <table:table-cell table:style-name="ce6" table:formula="of:=[.C5]" office:value-type="float" office:value="648" calcext:value-type="float">
            <text:p>648</text:p>
          </table:table-cell>
          <table:table-cell table:style-name="ce6" table:formula="of:=[.D5]+9*[.E5]" office:value-type="float" office:value="225" calcext:value-type="float">
            <text:p>225</text:p>
          </table:table-cell>
          <table:table-cell table:style-name="ce6"/>
          <table:table-cell table:style-name="ce6" table:formula="of:=SUM([.B6:.E6])" office:value-type="float" office:value="59049" calcext:value-type="float">
            <text:p>59.049</text:p>
          </table:table-cell>
          <table:table-cell table:style-name="ce6" table:formula="of:=[.H5]*9" office:value-type="float" office:value="59049" calcext:value-type="float">
            <text:p>59.0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B6]*8+[.C6]*8+[.D6]*8" office:value-type="float" office:value="470592" calcext:value-type="float">
            <text:p>470.592</text:p>
          </table:table-cell>
          <table:table-cell table:style-name="ce6" table:formula="of:=[.B6]*1" office:value-type="float" office:value="52352" calcext:value-type="float">
            <text:p>52.352</text:p>
          </table:table-cell>
          <table:table-cell table:style-name="ce6" table:formula="of:=[.C6]" office:value-type="float" office:value="5824" calcext:value-type="float">
            <text:p>5.824</text:p>
          </table:table-cell>
          <table:table-cell table:style-name="ce6" table:formula="of:=[.D6]+9*[.E6]" office:value-type="float" office:value="2673" calcext:value-type="float">
            <text:p>2.673</text:p>
          </table:table-cell>
          <table:table-cell table:style-name="ce6"/>
          <table:table-cell table:style-name="ce6" table:formula="of:=SUM([.B7:.E7])" office:value-type="float" office:value="531441" calcext:value-type="float">
            <text:p>531.441</text:p>
          </table:table-cell>
          <table:table-cell table:style-name="ce6" table:formula="of:=[.H6]*9" office:value-type="float" office:value="531441" calcext:value-type="float">
            <text:p>531.44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[.B7]*8+[.C7]*8+[.D7]*8" office:value-type="float" office:value="4230144" calcext:value-type="float">
            <text:p>4.230.144</text:p>
          </table:table-cell>
          <table:table-cell table:style-name="ce6" table:formula="of:=[.B7]*1" office:value-type="float" office:value="470592" calcext:value-type="float">
            <text:p>470.592</text:p>
          </table:table-cell>
          <table:table-cell table:style-name="ce6" table:formula="of:=[.C7]" office:value-type="float" office:value="52352" calcext:value-type="float">
            <text:p>52.352</text:p>
          </table:table-cell>
          <table:table-cell table:style-name="ce14" table:formula="of:=[.D7]+9*[.E7]" office:value-type="float" office:value="29881" calcext:value-type="float">
            <text:p>29.881</text:p>
          </table:table-cell>
          <table:table-cell table:style-name="ce6"/>
          <table:table-cell table:style-name="ce6" table:formula="of:=SUM([.B8:.E8])" office:value-type="float" office:value="4782969" calcext:value-type="float">
            <text:p>4.782.969</text:p>
          </table:table-cell>
          <table:table-cell table:style-name="ce6" table:formula="of:=[.H7]*9" office:value-type="float" office:value="4782969" calcext:value-type="float">
            <text:p>4.782.96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8 * [0] + 8 * [1] + 8 * [2]</text:p>
          </table:table-cell>
          <table:table-cell table:style-name="ce7" office:value-type="string" calcext:value-type="string">
            <text:p>1 * [0]</text:p>
          </table:table-cell>
          <table:table-cell table:style-name="ce7" office:value-type="string" calcext:value-type="string">
            <text:p>1 * [1]</text:p>
          </table:table-cell>
          <table:table-cell table:style-name="ce7" office:value-type="string" calcext:value-type="string">
            <text:p>1 * [2] + 9 * [3]</text:p>
          </table:table-cell>
          <table:table-cell table:style-name="ce2" table:number-columns-repeated="1019"/>
        </table:table-row>
        <table:table-row table:style-name="ro1">
          <table:table-cell table:style-name="ce16" office:value-type="string" calcext:value-type="string" table:number-columns-spanned="3" table:number-rows-spanned="1">
            <text:p>DEA (Q, S, d, [0], { [3] } )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3" table:number-rows-spanned="1">
            <text:p>Q = { [0], [1], [2], [3] }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3" table:number-rows-spanned="1">
            <text:p>S = {R, nR}</text:p>
          </table:table-cell>
          <table:covered-table-cell table:number-columns-repeated="2"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d: Q x S → Q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6" office:value-type="string" calcext:value-type="string" table:number-columns-spanned="2" table:number-rows-spanned="1">
            <text:p>d( [i] , R) = [i + 1]</text:p>
          </table:table-cell>
          <table:covered-table-cell/>
          <table:table-cell table:style-name="ce19" office:value-type="string" calcext:value-type="string" table:number-columns-spanned="2" table:number-rows-spanned="1">
            <text:p>für 0 &lt;= i &lt;= 2</text:p>
          </table:table-cell>
          <table:covered-table-cell table:style-name="ce13"/>
          <table:table-cell table:number-columns-repeated="1020"/>
        </table:table-row>
        <table:table-row table:style-name="ro1">
          <table:table-cell table:style-name="ce16" office:value-type="string" calcext:value-type="string">
            <text:p>d( [i] , nR) = [0]</text:p>
          </table:table-cell>
          <table:table-cell/>
          <table:table-cell table:style-name="ce19" office:value-type="string" calcext:value-type="string" table:number-columns-spanned="2" table:number-rows-spanned="1">
            <text:p>für 0 &lt;= i &lt;= 2</text:p>
          </table:table-cell>
          <table:covered-table-cell table:style-name="ce13"/>
          <table:table-cell table:number-columns-repeated="1020"/>
        </table:table-row>
        <table:table-row table:style-name="ro1">
          <table:table-cell table:style-name="ce16" office:value-type="string" calcext:value-type="string">
            <text:p>d( [3] , *) = [3]</text:p>
          </table:table-cell>
          <table:table-cell/>
          <table:table-cell table:style-name="ce19" office:value-type="string" calcext:value-type="string" table:number-columns-spanned="2" table:number-rows-spanned="1">
            <text:p>für i = 3, * aus S</text:p>
          </table:table-cell>
          <table:covered-table-cell table:style-name="ce13"/>
          <table:table-cell table:number-columns-repeated="1020"/>
        </table:table-row>
        <table:table-row table:style-name="ro1">
          <table:table-cell table:style-name="ce16"/>
          <table:table-cell/>
          <table:table-cell table:style-name="ce1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 A10 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2" table:number-rows-spanned="1">
            <text:p>Rotblockstartpositionen: </text:p>
          </table:table-cell>
          <table:covered-table-cell/>
          <table:table-cell office:value-type="string" calcext:value-type="string">
            <text:p>1 aus 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Rotblock-optionen: </text:p>
          </table:table-cell>
          <table:covered-table-cell/>
          <table:table-cell office:value-type="string" calcext:value-type="string">
            <text:p>1 ^ 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Rest-optionen: </text:p>
          </table:table-cell>
          <table:covered-table-cell/>
          <table:table-cell office:value-type="string" calcext:value-type="string">
            <text:p>8 ^ 4</text:p>
          </table:table-cell>
          <table:table-cell table:style-name="ce6" table:formula="of:=8*8*8*8" office:value-type="float" office:value="4096" calcext:value-type="float">
            <text:p>4.09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Total: </text:p>
          </table:table-cell>
          <table:covered-table-cell/>
          <table:table-cell office:value-type="string" calcext:value-type="string">
            <text:p>Produkt:</text:p>
          </table:table-cell>
          <table:table-cell table:style-name="ce14" table:formula="of:=[.D23]*[.D22]*[.D21]" office:value-type="float" office:value="20480" calcext:value-type="float">
            <text:p>20.48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 A10 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2" table:number-rows-spanned="1">
            <text:p>Irgendwie färben: </text:p>
          </table:table-cell>
          <table:covered-table-cell/>
          <table:table-cell office:value-type="string" calcext:value-type="string">
            <text:p>9 ^ 7</text:p>
          </table:table-cell>
          <table:table-cell table:style-name="ce6" table:formula="of:=POWER(9;7)" office:value-type="float" office:value="4782969" calcext:value-type="float">
            <text:p>4.782.969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 table:number-columns-spanned="2" table:number-rows-spanned="1">
            <text:p>Exakt 0x Rot: </text:p>
          </table:table-cell>
          <table:covered-table-cell table:style-name="ce9"/>
          <table:table-cell table:style-name="ce11" table:formula="of:=&quot;(&quot; &amp; TEXT([.A29];&quot;0&quot;) &amp; &quot; aus 7) * 8 ^ &quot; &amp; TEXT(7-[.A29];&quot;0&quot;)" office:value-type="string" office:string-value="(0 aus 7) * 8 ^ 7" calcext:value-type="string">
            <text:p>(0 aus 7) * 8 ^ 7</text:p>
          </table:table-cell>
          <table:table-cell table:style-name="ce6" table:formula="of:=COMBIN(7;[.A29])*POWER(8;(7-[.A29]))" office:value-type="float" office:value="2097152" calcext:value-type="float">
            <text:p>2.097.152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 table:number-columns-spanned="2" table:number-rows-spanned="1">
            <text:p>Exakt 1x Rot: </text:p>
          </table:table-cell>
          <table:covered-table-cell table:style-name="ce9"/>
          <table:table-cell table:style-name="ce11" table:formula="of:=&quot;(&quot; &amp; TEXT([.A30];&quot;0&quot;) &amp; &quot; aus 7) * 8 ^ &quot; &amp; TEXT(7-[.A30];&quot;0&quot;)" office:value-type="string" office:string-value="(1 aus 7) * 8 ^ 6" calcext:value-type="string">
            <text:p>(1 aus 7) * 8 ^ 6</text:p>
          </table:table-cell>
          <table:table-cell table:style-name="ce6" table:formula="of:=COMBIN(7;[.A30])*POWER(8;(7-[.A30]))" office:value-type="float" office:value="1835008" calcext:value-type="float">
            <text:p>1.835.008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 table:number-columns-spanned="2" table:number-rows-spanned="1">
            <text:p>Exakt 2x Rot: </text:p>
          </table:table-cell>
          <table:covered-table-cell table:style-name="ce9"/>
          <table:table-cell table:style-name="ce11" table:formula="of:=&quot;(&quot; &amp; TEXT([.A31];&quot;0&quot;) &amp; &quot; aus 7) * 8 ^ &quot; &amp; TEXT(7-[.A31];&quot;0&quot;)" office:value-type="string" office:string-value="(2 aus 7) * 8 ^ 5" calcext:value-type="string">
            <text:p>(2 aus 7) * 8 ^ 5</text:p>
          </table:table-cell>
          <table:table-cell table:style-name="ce6" table:formula="of:=COMBIN(7;[.A31])*POWER(8;(7-[.A31]))" office:value-type="float" office:value="688128" calcext:value-type="float">
            <text:p>688.128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Mind. 3x Rot: </text:p>
          </table:table-cell>
          <table:covered-table-cell/>
          <table:table-cell office:value-type="string" calcext:value-type="string">
            <text:p>Rest</text:p>
          </table:table-cell>
          <table:table-cell table:style-name="ce6" table:formula="of:=[.D28]-[.D29]-[.D30]-[.D31]" office:value-type="float" office:value="162681" calcext:value-type="float">
            <text:p>162.68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2" table:number-rows-spanned="1">
            <text:p>Validierung:</text:p>
          </table:table-cell>
          <table:covered-table-cell/>
          <table:table-cell table:style-name="ce11"/>
          <table:table-cell table:style-name="ce6"/>
          <table:table-cell table:number-columns-repeated="1020"/>
        </table:table-row>
        <table:table-row table:style-name="ro1">
          <table:table-cell table:style-name="ce5" office:value-type="float" office:value="3" calcext:value-type="float" table:number-columns-spanned="2" table:number-rows-spanned="1">
            <text:p>Exakt 3x Rot: </text:p>
          </table:table-cell>
          <table:covered-table-cell table:style-name="ce9"/>
          <table:table-cell table:style-name="ce11" table:formula="of:=&quot;(&quot; &amp; TEXT([.A34];&quot;0&quot;) &amp; &quot; aus 7) * 8 ^ &quot; &amp; TEXT(7-[.A34];&quot;0&quot;)" office:value-type="string" office:string-value="(3 aus 7) * 8 ^ 4" calcext:value-type="string">
            <text:p>(3 aus 7) * 8 ^ 4</text:p>
          </table:table-cell>
          <table:table-cell table:style-name="ce6" table:formula="of:=COMBIN(7;[.A34])*POWER(8;(7-[.A34]))" office:value-type="float" office:value="143360" calcext:value-type="float">
            <text:p>143.360</text:p>
          </table:table-cell>
          <table:table-cell table:number-columns-repeated="1020"/>
        </table:table-row>
        <table:table-row table:style-name="ro1">
          <table:table-cell table:style-name="ce5" office:value-type="float" office:value="4" calcext:value-type="float" table:number-columns-spanned="2" table:number-rows-spanned="1">
            <text:p>Exakt 4x Rot: </text:p>
          </table:table-cell>
          <table:covered-table-cell table:style-name="ce9"/>
          <table:table-cell table:style-name="ce11" table:formula="of:=&quot;(&quot; &amp; TEXT([.A35];&quot;0&quot;) &amp; &quot; aus 7) * 8 ^ &quot; &amp; TEXT(7-[.A35];&quot;0&quot;)" office:value-type="string" office:string-value="(4 aus 7) * 8 ^ 3" calcext:value-type="string">
            <text:p>(4 aus 7) * 8 ^ 3</text:p>
          </table:table-cell>
          <table:table-cell table:style-name="ce6" table:formula="of:=COMBIN(7;[.A35])*POWER(8;(7-[.A35]))" office:value-type="float" office:value="17920" calcext:value-type="float">
            <text:p>17.92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 table:number-columns-spanned="2" table:number-rows-spanned="1">
            <text:p>Exakt 5x Rot: </text:p>
          </table:table-cell>
          <table:covered-table-cell table:style-name="ce9"/>
          <table:table-cell table:style-name="ce11" table:formula="of:=&quot;(&quot; &amp; TEXT([.A36];&quot;0&quot;) &amp; &quot; aus 7) * 8 ^ &quot; &amp; TEXT(7-[.A36];&quot;0&quot;)" office:value-type="string" office:string-value="(5 aus 7) * 8 ^ 2" calcext:value-type="string">
            <text:p>(5 aus 7) * 8 ^ 2</text:p>
          </table:table-cell>
          <table:table-cell table:style-name="ce6" table:formula="of:=COMBIN(7;[.A36])*POWER(8;(7-[.A36]))" office:value-type="float" office:value="1344" calcext:value-type="float">
            <text:p>1.344</text:p>
          </table:table-cell>
          <table:table-cell table:number-columns-repeated="1020"/>
        </table:table-row>
        <table:table-row table:style-name="ro1">
          <table:table-cell table:style-name="ce5" office:value-type="float" office:value="6" calcext:value-type="float" table:number-columns-spanned="2" table:number-rows-spanned="1">
            <text:p>Exakt 6x Rot: </text:p>
          </table:table-cell>
          <table:covered-table-cell table:style-name="ce9"/>
          <table:table-cell table:style-name="ce11" table:formula="of:=&quot;(&quot; &amp; TEXT([.A37];&quot;0&quot;) &amp; &quot; aus 7) * 8 ^ &quot; &amp; TEXT(7-[.A37];&quot;0&quot;)" office:value-type="string" office:string-value="(6 aus 7) * 8 ^ 1" calcext:value-type="string">
            <text:p>(6 aus 7) * 8 ^ 1</text:p>
          </table:table-cell>
          <table:table-cell table:style-name="ce6" table:formula="of:=COMBIN(7;[.A37])*POWER(8;(7-[.A37]))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5" office:value-type="float" office:value="7" calcext:value-type="float" table:number-columns-spanned="2" table:number-rows-spanned="1">
            <text:p>Exakt 7x Rot: </text:p>
          </table:table-cell>
          <table:covered-table-cell table:style-name="ce9"/>
          <table:table-cell table:style-name="ce11" table:formula="of:=&quot;(&quot; &amp; TEXT([.A38];&quot;0&quot;) &amp; &quot; aus 7) * 8 ^ &quot; &amp; TEXT(7-[.A38];&quot;0&quot;)" office:value-type="string" office:string-value="(7 aus 7) * 8 ^ 0" calcext:value-type="string">
            <text:p>(7 aus 7) * 8 ^ 0</text:p>
          </table:table-cell>
          <table:table-cell table:style-name="ce6" table:formula="of:=COMBIN(7;[.A38])*POWER(8;(7-[.A38])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Mind. 3x Rot: </text:p>
          </table:table-cell>
          <table:covered-table-cell table:style-name="ce9"/>
          <table:table-cell table:style-name="ce12" office:value-type="string" calcext:value-type="string">
            <text:p>Summe</text:p>
          </table:table-cell>
          <table:table-cell table:style-name="ce6" table:formula="of:=SUM([.D34:.D38])" office:value-type="float" office:value="162681" calcext:value-type="float">
            <text:p>162.68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 A10 a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Position 3x Rot: </text:p>
          </table:table-cell>
          <table:covered-table-cell table:style-name="ce9"/>
          <table:table-cell office:value-type="string" calcext:value-type="string">
            <text:p>3 aus 7</text:p>
          </table:table-cell>
          <table:table-cell table:formula="of:=COMBIN(7;3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Position 2x Blau: </text:p>
          </table:table-cell>
          <table:covered-table-cell table:style-name="ce9"/>
          <table:table-cell office:value-type="string" calcext:value-type="string">
            <text:p>2 aus 4</text:p>
          </table:table-cell>
          <table:table-cell table:formula="of:=COMBIN(4;2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Position 2x Gelb: </text:p>
          </table:table-cell>
          <table:covered-table-cell table:style-name="ce9"/>
          <table:table-cell office:value-type="string" calcext:value-type="string">
            <text:p>2 aus 2</text:p>
          </table:table-cell>
          <table:table-cell table:formula="of:=COMBIN(2;2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Farboptionen: </text:p>
          </table:table-cell>
          <table:covered-table-cell/>
          <table:table-cell office:value-type="string" calcext:value-type="string">
            <text:p>keine Wa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2" table:number-rows-spanned="1">
            <text:p>Total: </text:p>
          </table:table-cell>
          <table:covered-table-cell/>
          <table:table-cell office:value-type="string" calcext:value-type="string">
            <text:p>Produkt:</text:p>
          </table:table-cell>
          <table:table-cell table:formula="of:=[.D43]*[.D44]*[.D45]*[.D46]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5" table:number-columns-spanned="2" table:number-rows-spanned="1"/>
          <table:covered-table-cell/>
          <table:table-cell table:number-columns-repeated="1022"/>
        </table:table-row>
        <table:table-row table:style-name="ro2">
          <table:table-cell table:style-name="ce5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t A09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 table:number-columns-spanned="8" table:number-rows-spanned="1">
            <text:p>Omega = { (x1, x2, x3, x4) | xi in {1, 2, …, 32 und xi != xj für i != j }</text:p>
          </table:table-cell>
          <table:covered-table-cell table:number-columns-repeated="7" table:style-name="ce24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xi repräsentiert dabei die Position des entsprechenden Asses (x1: Herz A, x2: Kreuz A, x3: Pik A, x4: Karo A)</text:p>
          </table:table-cell>
          <table:covered-table-cell table:number-columns-repeated="7" table:style-name="ce24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A = { x in Omega | 2 in {x1, x2, x3, x4}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A) = 4 / 32 = 1 / 8 = 12,5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8" table:number-rows-spanned="1">
            <text:p>B = { x in Omega | min(xi) &lt; 10 und 2nd(xi) = 10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Y = { x in Omega | x1 &lt; x2 &lt; x3 &lt; x4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Beachte: jedes y in Y hat gleich viele Urbilder in Omega unter Sortierprojektion und diese Urbilder sind disjunkt.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C = { y in Y | y1 &lt; 10 und y2 = 10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Beachte: für alle b in B ist sortiert(b) in C und umgekehrt.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table:formula="of:=&quot;| Y | = (4 aus 32) = &quot; &amp; TEXT(COMBIN(32;4);&quot;#.##0&quot;)" office:value-type="string" office:string-value="| Y | = (4 aus 32) = 35.960" calcext:value-type="string" table:number-columns-spanned="8" table:number-rows-spanned="1">
            <text:p>| Y | = (4 aus 32) = 35.960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table:formula="of:=&quot;| C | = (1 aus 9) * (1 aus 1) * (2 aus 22) = &quot;&amp;TEXT( COMBIN(9;1)*COMBIN(1;1)*COMBIN(22;2);&quot;#.##0&quot;)" office:value-type="string" office:string-value="| C | = (1 aus 9) * (1 aus 1) * (2 aus 22) = 2.079" calcext:value-type="string" table:number-columns-spanned="8" table:number-rows-spanned="1">
            <text:p>| C | = (1 aus 9) * (1 aus 1) * (2 aus 22) = 2.079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table:formula="of:=&quot;P(B) = P(C) = | C | / | Y | = 2.079 / 35.960 = &quot; &amp; TEXT(2079/35960; &quot;#,00 %&quot;)" office:value-type="string" office:string-value="P(B) = P(C) = | C | / | Y | = 2.079 / 35.960 = 5,78 %" calcext:value-type="string" table:number-columns-spanned="8" table:number-rows-spanned="1">
            <text:p>P(B) = P(C) = | C | / | Y | = 2.079 / 35.960 = 5,78 %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 A08</text:p>
          </table:table-cell>
          <table:table-cell office:value-type="string" calcext:value-type="string">
            <text:p>A</text:p>
          </table:table-cell>
          <table:table-cell table:style-name="ce28" office:value-type="string" calcext:value-type="string">
            <text:p>richtig</text:p>
          </table:table-cell>
          <table:table-cell table:formula="of:=&quot;P(&quot;&amp;[.C67]&amp;&quot; | &quot;&amp;[.B67]&amp;&quot;) =&quot;" office:value-type="string" office:string-value="P(richtig | A) =" calcext:value-type="string">
            <text:p>P(richtig | A) =</text:p>
          </table:table-cell>
          <table:table-cell table:style-name="ce25" office:value-type="percentage" office:value="0.9" calcext:value-type="percentage">
            <text:p>90%</text:p>
          </table:table-cell>
          <table:table-cell table:formula="of:=[.B67]&amp;&quot;+&quot;" office:value-type="string" office:string-value="A+" calcext:value-type="string">
            <text:p>A+</text:p>
          </table:table-cell>
          <table:table-cell table:style-name="ce33" table:formula="of:=[.E67]*[.B68]" office:value-type="percentage" office:value="0.72" calcext:value-type="percentage">
            <text:p>72,00%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percentage" office:value="0.8" calcext:value-type="percentage">
            <text:p>80%</text:p>
          </table:table-cell>
          <table:table-cell table:style-name="ce28" office:value-type="string" calcext:value-type="string">
            <text:p>falsch</text:p>
          </table:table-cell>
          <table:table-cell table:formula="of:=&quot;P(&quot;&amp;[.C68]&amp;&quot; | &quot;&amp;[.B67]&amp;&quot;) =&quot;" office:value-type="string" office:string-value="P(falsch | A) =" calcext:value-type="string">
            <text:p>P(falsch | A) =</text:p>
          </table:table-cell>
          <table:table-cell table:style-name="ce25" office:value-type="percentage" office:value="0.1" calcext:value-type="percentage">
            <text:p>10%</text:p>
          </table:table-cell>
          <table:table-cell table:formula="of:=[.B67]&amp;&quot;-&quot;" office:value-type="string" office:string-value="A-" calcext:value-type="string">
            <text:p>A-</text:p>
          </table:table-cell>
          <table:table-cell table:style-name="ce33" table:formula="of:=[.E68]*[.B68]" office:value-type="percentage" office:value="0.08" calcext:value-type="percentage">
            <text:p>8,00%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33"/>
          <table:table-cell table:number-columns-repeated="1017"/>
        </table:table-row>
        <table:table-row table:style-name="ro1">
          <table:table-cell/>
          <table:table-cell table:style-name="ce25" office:value-type="string" calcext:value-type="string">
            <text:p>B</text:p>
          </table:table-cell>
          <table:table-cell table:style-name="ce28" office:value-type="string" calcext:value-type="string">
            <text:p>richtig</text:p>
          </table:table-cell>
          <table:table-cell table:formula="of:=&quot;P(&quot;&amp;[.C70]&amp;&quot; | &quot;&amp;[.B70]&amp;&quot;) =&quot;" office:value-type="string" office:string-value="P(richtig | B) =" calcext:value-type="string">
            <text:p>P(richtig | B) =</text:p>
          </table:table-cell>
          <table:table-cell table:style-name="ce25" office:value-type="percentage" office:value="0.5" calcext:value-type="percentage">
            <text:p>50%</text:p>
          </table:table-cell>
          <table:table-cell table:formula="of:=[.B70]&amp;&quot;+&quot;" office:value-type="string" office:string-value="B+" calcext:value-type="string">
            <text:p>B+</text:p>
          </table:table-cell>
          <table:table-cell table:style-name="ce33" table:formula="of:=[.E70]*[.B71]" office:value-type="percentage" office:value="0.075" calcext:value-type="percentage">
            <text:p>7,50%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percentage" office:value="0.15" calcext:value-type="percentage">
            <text:p>15%</text:p>
          </table:table-cell>
          <table:table-cell table:style-name="ce28" office:value-type="string" calcext:value-type="string">
            <text:p>falsch</text:p>
          </table:table-cell>
          <table:table-cell table:formula="of:=&quot;P(&quot;&amp;[.C71]&amp;&quot; | &quot;&amp;[.B70]&amp;&quot;) =&quot;" office:value-type="string" office:string-value="P(falsch | B) =" calcext:value-type="string">
            <text:p>P(falsch | B) =</text:p>
          </table:table-cell>
          <table:table-cell table:style-name="ce25" office:value-type="percentage" office:value="0.5" calcext:value-type="percentage">
            <text:p>50%</text:p>
          </table:table-cell>
          <table:table-cell table:formula="of:=[.B70]&amp;&quot;-&quot;" office:value-type="string" office:string-value="B-" calcext:value-type="string">
            <text:p>B-</text:p>
          </table:table-cell>
          <table:table-cell table:style-name="ce33" table:formula="of:=[.E71]*[.B71]" office:value-type="percentage" office:value="0.075" calcext:value-type="percentage">
            <text:p>7,50%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33"/>
          <table:table-cell table:number-columns-repeated="1017"/>
        </table:table-row>
        <table:table-row table:style-name="ro1">
          <table:table-cell/>
          <table:table-cell table:style-name="ce25" office:value-type="string" calcext:value-type="string">
            <text:p>C</text:p>
          </table:table-cell>
          <table:table-cell table:style-name="ce28" office:value-type="string" calcext:value-type="string">
            <text:p>richtig</text:p>
          </table:table-cell>
          <table:table-cell table:formula="of:=&quot;P(&quot;&amp;[.C73]&amp;&quot; | &quot;&amp;[.B73]&amp;&quot;) =&quot;" office:value-type="string" office:string-value="P(richtig | C) =" calcext:value-type="string">
            <text:p>P(richtig | C) =</text:p>
          </table:table-cell>
          <table:table-cell table:style-name="ce25" office:value-type="percentage" office:value="0.1" calcext:value-type="percentage">
            <text:p>10%</text:p>
          </table:table-cell>
          <table:table-cell table:formula="of:=[.B73]&amp;&quot;+&quot;" office:value-type="string" office:string-value="C+" calcext:value-type="string">
            <text:p>C+</text:p>
          </table:table-cell>
          <table:table-cell table:style-name="ce33" table:formula="of:=[.E73]*[.B74]" office:value-type="percentage" office:value="0.005" calcext:value-type="percentage">
            <text:p>0,50%</text:p>
          </table:table-cell>
          <table:table-cell table:number-columns-repeated="1017"/>
        </table:table-row>
        <table:table-row table:style-name="ro1">
          <table:table-cell/>
          <table:table-cell table:style-name="ce25" office:value-type="percentage" office:value="0.05" calcext:value-type="percentage">
            <text:p>5%</text:p>
          </table:table-cell>
          <table:table-cell table:style-name="ce28" office:value-type="string" calcext:value-type="string">
            <text:p>falsch</text:p>
          </table:table-cell>
          <table:table-cell table:formula="of:=&quot;P(&quot;&amp;[.C74]&amp;&quot; | &quot;&amp;[.B73]&amp;&quot;) =&quot;" office:value-type="string" office:string-value="P(falsch | C) =" calcext:value-type="string">
            <text:p>P(falsch | C) =</text:p>
          </table:table-cell>
          <table:table-cell table:style-name="ce25" office:value-type="percentage" office:value="0.9" calcext:value-type="percentage">
            <text:p>90%</text:p>
          </table:table-cell>
          <table:table-cell table:formula="of:=[.B73]&amp;&quot;-&quot;" office:value-type="string" office:string-value="C-" calcext:value-type="string">
            <text:p>C-</text:p>
          </table:table-cell>
          <table:table-cell table:style-name="ce33" table:formula="of:=[.E74]*[.B74]" office:value-type="percentage" office:value="0.045" calcext:value-type="percentage">
            <text:p>4,5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umme +</text:p>
          </table:table-cell>
          <table:table-cell table:style-name="ce29" table:formula="of:=[.G67]+[.G70]+[.G73]" office:value-type="percentage" office:value="0.8" calcext:value-type="percentage">
            <text:p>80,00 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P ( A | falsch) =</text:p>
          </table:table-cell>
          <table:covered-table-cell table:style-name="Default"/>
          <table:table-cell table:style-name="ce29" table:formula="of:=[.G68]/[.G77]" office:value-type="percentage" office:value="0.4" calcext:value-type="percentage">
            <text:p>40,00 %</text:p>
          </table:table-cell>
          <table:table-cell table:number-columns-repeated="2"/>
          <table:table-cell office:value-type="string" calcext:value-type="string">
            <text:p>Summe -</text:p>
          </table:table-cell>
          <table:table-cell table:style-name="ce29" table:formula="of:=[.G68]+[.G71]+[.G74]" office:value-type="percentage" office:value="0.2" calcext:value-type="percentage">
            <text:p>20,00 %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P ( B | falsch) =</text:p>
          </table:table-cell>
          <table:covered-table-cell table:style-name="Default"/>
          <table:table-cell table:style-name="ce29" table:formula="of:=[.G71]/[.G77]" office:value-type="percentage" office:value="0.375" calcext:value-type="percentage">
            <text:p>37,50 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P ( C | falsch) =</text:p>
          </table:table-cell>
          <table:covered-table-cell table:style-name="Default"/>
          <table:table-cell table:style-name="ce29" table:formula="of:=[.G74]/[.G77]" office:value-type="percentage" office:value="0.225" calcext:value-type="percentage">
            <text:p>22,50 %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 Ü 2.1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 table:number-columns-spanned="8" table:number-rows-spanned="1">
            <text:p>| Omega | = n!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A = { x in Omega | x1 = 1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| A | = (n-1) !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A) = | A | / | Omega | = 1 / 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{ X1 = 1 } und { X2 = 1 } ) = 1 / n / (n-1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Wir gehen davon aus, dass n &gt;= 8, so dass X8 = 1 möglich ist.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<text:span text:style-name="T1">P({ X2 = 1 } und { X5 = 1 } und { X8 = 1 }</text:span> ) = 1 / n / (n-1) / (n-2)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“ ) = ???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Sk = (k aus n) * (1 / n / (n-1) / … / (n-k+1)) = 1 / k!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S1 = 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S2 = 0,5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S3 = 1 / 2 / 3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S4 = 1 / 4! = 1 / 24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 bei n = 1“ ) = 1 = 100 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 bei n = 2“ ) = 1 – 0,5 = 0,5 = 50 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 bei n = 3“ ) = 0,5 + 1/3! = 2/3 = 66 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 bei n = 4“ ) = 2/3 – 1/4! = 5 / 8 = 62,5 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 bei n = 5“ ) = 5/8 + 1/5! = 19 / 30 = 63 %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( „mind ein Fixpunkt bei n = 6“ ) = 19 / 30 – 1/6! = 91 / 144 = 63 %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t Ü 2.2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 table:number-columns-spanned="8" table:number-rows-spanned="1">
            <text:p>Omega = { (x1, x2, x3, x4) | xi in {1, 2, …, 32 und xi != xj für i != j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Y = { y in Omega | y1 &lt; y2 &lt; y3 &lt; y4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gleiche Argumentation wie obe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B = { y in Y | y1 = y2 – 1 = y3 – 2 = y4 – 3 }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table:formula="of:=[.A62]" office:value-type="string" office:string-value="| Y | = (4 aus 32) = 35.960" calcext:value-type="string" table:number-columns-spanned="8" table:number-rows-spanned="1">
            <text:p>| Y | = (4 aus 32) = 35.960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| B | = (1 aus 29) = 29 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8" table:number-rows-spanned="1">
            <text:p>P („alle 4 Asse in Folge“) = P(B) = | B | / | Y | = 29 / 35.960 = 1 / 1.240 = 0,08 %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L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text>Exakt </number:text>
      <number:number number:decimal-places="0" loext:min-decimal-places="0" number:min-integer-digits="1"/>
      <number:text>x Rot: </number:text>
    </number:number-style>
    <number:percentage-style style:name="N108">
      <number:number number:decimal-places="1" loext:min-decimal-places="1" number:min-integer-digits="1"/>
      <number:text>%</number:text>
    </number:percentage-style>
    <number:percentage-style style:name="N109">
      <number:number number:decimal-places="0" loext:min-decimal-places="0" number:min-integer-digits="1"/>
      <number:text>%</number:text>
    </number:percentage-style>
    <number:percentage-style style:name="N110">
      <number:number number:decimal-places="2" loext:min-decimal-places="2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84mm" fo:margin-right="7.2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.00.0000</text:date>, <text:time style:data-style-name="N2" text:time-value="19:16:48.8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7:18:31.033000000</meta:creation-date>
    <dc:date>2019-04-05T20:25:31.293000000</dc:date>
    <meta:editing-duration>PT1H1M22S</meta:editing-duration>
    <meta:editing-cycles>14</meta:editing-cycles>
    <meta:generator>LibreOffice/6.1.2.1$Windows_X86_64 LibreOffice_project/65905a128db06ba48db947242809d14d3f9a93fe</meta:generator>
    <meta:document-statistic meta:table-count="1" meta:cell-count="220" meta:object-count="0"/>
  </office:meta>
</office:document-meta>
</file>